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1.177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ro8" style:family="table-row">
      <style:table-row-properties style:row-height="1.0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270" style:rotation-align="bottom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wrap-option="wrap" fo:border="0.0008in solid #000000" style:vertical-align="middle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est Writer: <text:span text:style-name="T1"><text:s/>Daniel Frister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table:number-columns-spanned="2" table:number-rows-spanned="1">
            <text:p>Test Case Name:</text:p>
          </table:table-cell>
          <table:covered-table-cell table:style-name="ce2"/>
          <table:table-cell table:style-name="ce8" office:value-type="string" table:number-columns-spanned="3" table:number-rows-spanned="1">
            <text:p>Programmer Breakout Connectivity</text:p>
          </table:table-cell>
          <table:covered-table-cell table:number-columns-repeated="2" table:style-name="ce8"/>
          <table:table-cell table:style-name="ce3" office:value-type="string">
            <text:p>Test ID:</text:p>
          </table:table-cell>
          <table:table-cell table:style-name="ce8" office:value-type="string">
            <text:p>ABC-Hardware-03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Description:</text:p>
          </table:table-cell>
          <table:covered-table-cell table:style-name="ce2"/>
          <table:table-cell table:style-name="ce9" office:value-type="string" table:number-columns-spanned="3" table:number-rows-spanned="1">
            <text:p>Verify connectivity of external programmer breakout.</text:p>
          </table:table-cell>
          <table:covered-table-cell table:number-columns-repeated="2" table:style-name="ce9"/>
          <table:table-cell table:style-name="ce2" office:value-type="string">
            <text:p>Type:</text:p>
          </table:table-cell>
          <table:table-cell table:style-name="ce12" office:value-type="string">
            <text:p>Black box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Tester Information: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3" office:value-type="string">
            <text:p>Name of Tester:</text:p>
          </table:table-cell>
          <table:table-cell table:style-name="ce6"/>
          <table:table-cell table:style-name="ce8" table:number-columns-spanned="3" table:number-rows-spanned="1"/>
          <table:covered-table-cell table:number-columns-repeated="2" table:style-name="ce8"/>
          <table:table-cell table:style-name="ce3" office:value-type="string">
            <text:p>Date: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Harware Ver:</text:p>
          </table:table-cell>
          <table:table-cell table:style-name="ce6"/>
          <table:table-cell table:style-name="ce8" office:value-type="string" table:number-columns-spanned="3" table:number-rows-spanned="1">
            <text:p>BlockBoard v2.2</text:p>
          </table:table-cell>
          <table:covered-table-cell table:number-columns-repeated="2" table:style-name="ce8"/>
          <table:table-cell table:style-name="ce3" office:value-type="string">
            <text:p>Time: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table:number-columns-spanned="2" table:number-rows-spanned="1">
            <text:p>Setup:</text:p>
          </table:table-cell>
          <table:covered-table-cell table:style-name="ce2"/>
          <table:table-cell table:style-name="ce10" office:value-type="string" table:number-columns-spanned="5" table:number-rows-spanned="1">
            <text:p>A fully populated programmer breakout. A digital multimeter will be required.</text:p>
          </table:table-cell>
          <table:covered-table-cell table:number-columns-repeated="4" table:style-name="ce10"/>
          <table:table-cell table:style-name="ce13"/>
          <table:table-cell table:number-columns-repeated="1016"/>
        </table:table-row>
        <table:table-row table:style-name="ro5">
          <table:table-cell table:style-name="ce4" office:value-type="string">
            <text:p>Step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 table:number-columns-spanned="2" table:number-rows-spanned="1">
            <text:p>Comments</text:p>
          </table:table-cell>
          <table:covered-table-cell table:style-name="ce2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7" office:value-type="string">
            <text:p>Measure between header pin 1 and connector pin 3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7" office:value-type="string">
            <text:p>Measure between header pin 2 and connector pin 7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3">
            <text:p>3</text:p>
          </table:table-cell>
          <table:table-cell table:style-name="ce7" office:value-type="string">
            <text:p>Measure between header pin 3 and connector pin 8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4">
            <text:p>4</text:p>
          </table:table-cell>
          <table:table-cell table:style-name="ce7" office:value-type="string">
            <text:p>Measure between header pin 4 and connector pin 9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7" office:value-type="string">
            <text:p>Measure between header pin 5 and connector pin 1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6">
            <text:p>6</text:p>
          </table:table-cell>
          <table:table-cell table:style-name="ce7" office:value-type="string">
            <text:p>Measure between header pin 6 and connector pin 6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3" office:value-type="string" table:number-columns-spanned="3" table:number-rows-spanned="1">
            <text:p>Overall test result</text:p>
          </table:table-cell>
          <table:covered-table-cell table:number-columns-repeated="2" table:style-name="ce3"/>
          <table:table-cell table:style-name="ce8" table:number-columns-repeated="2"/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5/24/2015</text:date>, <text:time>10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5-24T10:49:45.11</dc:date>
    <meta:generator>OpenOffice.org/3.3$Win32 OpenOffice.org_project/330m20$Build-9567</meta:generator>
    <meta:editing-duration>PT1H1M23S</meta:editing-duration>
    <meta:editing-cycles>7</meta:editing-cycles>
    <meta:document-statistic meta:table-count="1" meta:cell-count="42" meta:object-count="0"/>
  </office:meta>
</office:document-meta>
</file>